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1B44C2B6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3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4" style:family="paragraph" style:parent-style-name="Standard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5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6" style:family="paragraph" style:parent-style-name="Standard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7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8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language-asian="zh" style:country-asian="CN" style:font-weight-asian="bold" style:font-name-complex="LucidaGrande" style:font-size-complex="12pt" style:font-weight-complex="bold"/>
    </style:style>
    <style:style style:name="P9" style:family="paragraph" style:parent-style-name="Standard">
      <style:paragraph-properties style:line-height-at-least="0.25in" fo:text-align="start" style:justify-single-word="false" style:text-autospace="none"/>
      <style:text-properties fo:color="#2b2b2b" style:font-name="Arial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P10" style:family="paragraph" style:parent-style-name="Standard">
      <style:paragraph-properties style:line-height-at-least="0.25in" fo:text-align="start" style:justify-single-word="false" style:text-autospace="none"/>
    </style:style>
    <style:style style:name="P11" style:family="paragraph" style:parent-style-name="Standard">
      <style:text-properties style:font-name="LucidaGrande"/>
    </style:style>
    <style:style style:name="P12" style:family="paragraph" style:parent-style-name="Standard">
      <style:paragraph-properties fo:text-align="center" style:justify-single-word="false"/>
      <style:text-properties style:font-name="LucidaGrande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P15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P16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17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18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19" style:family="paragraph" style:parent-style-name="Standard">
      <style:paragraph-properties fo:margin-top="0in" fo:margin-bottom="0.1665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0" style:family="paragraph" style:parent-style-name="Standard">
      <style:paragraph-properties fo:margin-top="0in" fo:margin-bottom="0.1665in" style:line-height-at-least="0.25in" fo:text-align="start" style:justify-single-word="false" style:text-autospace="none"/>
    </style:style>
    <style:style style:name="P21" style:family="paragraph" style:parent-style-name="Standard">
      <style:paragraph-properties fo:margin-top="0in" fo:margin-bottom="0.1665in" style:line-height-at-least="0.25in" fo:text-align="start" style:justify-single-word="false" fo:background-color="transparent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2" style:family="paragraph" style:parent-style-name="Standard">
      <style:paragraph-properties fo:margin-top="0in" fo:margin-bottom="0.1665in" style:line-height-at-least="0.25in" fo:text-align="start" style:justify-single-word="false" fo:background-color="transparent" fo:keep-with-next="always" style:text-autospace="none">
        <style:background-image/>
      </style:paragraph-properties>
      <style:text-properties fo:color="#2b2b2b" style:font-name="Monaco" fo:font-size="12pt" fo:font-weight="normal" fo:background-color="#ffffff" style:font-name-asian="Monaco" style:font-size-asian="12pt" style:font-weight-asian="normal" style:font-name-complex="Monaco" style:font-size-complex="12pt" style:font-weight-complex="normal"/>
    </style:style>
    <style:style style:name="P23" style:family="paragraph" style:parent-style-name="Text_20_body">
      <style:paragraph-properties fo:margin-top="0in" fo:margin-bottom="0.1665in"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4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25" style:family="paragraph" style:parent-style-name="Standard">
      <style:paragraph-properties fo:margin-top="0in" fo:margin-bottom="0.2083in" style:line-height-at-least="0.2083in" fo:text-align="start" style:justify-single-word="false" style:text-autospace="none"/>
      <style:text-properties fo:color="#2b2b2b"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P26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P27" style:family="paragraph" style:parent-style-name="Heading_20_2">
      <style:text-properties fo:font-size="16pt" fo:font-style="normal" style:font-size-asian="16pt" style:font-style-asian="normal" style:font-size-complex="16pt" style:font-style-complex="normal"/>
    </style:style>
    <style:style style:name="P28" style:family="paragraph" style:parent-style-name="Heading_20_2">
      <style:text-properties style:font-name="Monaco" fo:font-size="16pt" style:font-size-asian="16pt" style:font-size-complex="16pt"/>
    </style:style>
    <style:style style:name="P29" style:family="paragraph" style:parent-style-name="Standard">
      <style:paragraph-properties fo:margin-top="0in" fo:margin-bottom="0.1701in" style:line-height-at-least="0.25in"/>
    </style:style>
    <style:style style:name="P30" style:family="paragraph" style:parent-style-name="Standard">
      <style:paragraph-properties fo:margin-top="0in" fo:margin-bottom="0in" style:line-height-at-least="0.25in" fo:text-align="start" style:justify-single-word="false" style:text-autospace="none"/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P31" style:family="paragraph" style:parent-style-name="Heading_20_1">
      <style:text-properties fo:font-size="26pt" fo:font-weight="normal" style:font-size-asian="26pt" style:font-weight-asian="normal" style:font-size-complex="26pt" style:font-weight-complex="normal"/>
    </style:style>
    <style:style style:name="P32" style:family="paragraph" style:parent-style-name="Heading_20_1">
      <style:paragraph-properties fo:break-before="page"/>
      <style:text-properties fo:font-size="26pt" fo:font-weight="normal" style:font-size-asian="26pt" style:font-weight-asian="normal" style:font-size-complex="26pt" style:font-weight-complex="normal"/>
    </style:style>
    <style:style style:name="P33" style:family="paragraph" style:parent-style-name="Text_20_body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P3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6" style:family="paragraph" style:parent-style-name="Standard" style:list-style-name="L1">
      <style:paragraph-properties style:line-height-at-least="0.25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P37" style:family="paragraph" style:parent-style-name="Standard" style:list-style-name="L1">
      <style:paragraph-properties style:line-height-at-least="0in" fo:text-align="start" style:justify-single-word="false" style:text-autospace="none"/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1" style:family="text">
      <style:text-properties fo:color="#2b2b2b" style:font-name="ArialMT" fo:font-size="15pt" fo:font-weight="bold" style:font-name-asian="ArialMT" style:font-size-asian="15pt" style:font-weight-asian="bold" style:font-name-complex="ArialMT" style:font-size-complex="15pt" style:font-weight-complex="bold"/>
    </style:style>
    <style:style style:name="T2" style:family="text">
      <style:text-properties fo:color="#2b2b2b" style:font-name="LucidaGrande" fo:font-size="12pt" style:font-name-asian="LucidaGrande" style:font-size-asian="12pt" style:font-name-complex="LucidaGrande" style:font-size-complex="12pt"/>
    </style:style>
    <style:style style:name="T3" style:family="text">
      <style:text-properties fo:color="#2b2b2b" style:font-name="LucidaGrande" fo:font-size="12pt" style:font-name-asian="LucidaGrande" style:font-size-asian="12pt" style:language-asian="zh" style:country-asian="CN" style:font-name-complex="LucidaGrande" style:font-size-complex="12pt"/>
    </style:style>
    <style:style style:name="T4" style:family="text">
      <style:text-properties fo:color="#2b2b2b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5" style:family="text">
      <style:text-properties fo:color="#2b2b2b"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6" style:family="text">
      <style:text-properties fo:color="#2b2b2b" style:font-name="Monaco" fo:font-size="12pt" style:font-name-asian="Monaco" style:font-size-asian="12pt" style:font-name-complex="Monaco" style:font-size-complex="12pt"/>
    </style:style>
    <style:style style:name="T7" style:family="text">
      <style:text-properties fo:color="#2b2b2b" style:font-name="Monaco" fo:font-size="12pt" fo:font-weight="normal" style:font-name-asian="Monaco" style:font-size-asian="12pt" style:font-weight-asian="normal" style:font-name-complex="Monaco" style:font-size-complex="12pt" style:font-weight-complex="normal"/>
    </style:style>
    <style:style style:name="T8" style:family="text">
      <style:text-properties fo:color="#2b2b2b" style:font-name="Monaco" fo:font-size="12pt" fo:font-weight="normal" style:font-name-asian="Monaco" style:font-size-asian="12pt" style:language-asian="zh" style:country-asian="CN" style:font-weight-asian="normal" style:font-name-complex="Monaco" style:font-size-complex="12pt" style:font-weight-complex="normal"/>
    </style:style>
    <style:style style:name="T9" style:family="text">
      <style:text-properties fo:color="#2b2b2b" style:font-name="Monaco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T10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font-name-complex="LucidaGrande" style:font-size-complex="12pt"/>
    </style:style>
    <style:style style:name="T11" style:family="text">
      <style:text-properties style:use-window-font-color="true" style:font-name="LucidaGrande" fo:font-size="12pt" style:text-underline-style="solid" style:text-underline-width="auto" style:text-underline-color="font-color" style:font-name-asian="LucidaGrande" style:font-size-asian="12pt" style:language-asian="zh" style:country-asian="CN" style:font-name-complex="LucidaGrande" style:font-size-complex="12pt"/>
    </style:style>
    <style:style style:name="T12" style:family="text">
      <style:text-properties style:font-name="Monaco"/>
    </style:style>
    <style:style style:name="T13" style:family="text">
      <style:text-properties style:font-name="Monaco" fo:font-size="16pt" style:font-size-asian="16pt" style:font-size-complex="16pt"/>
    </style:style>
    <style:style style:name="T14" style:family="text">
      <style:text-properties style:font-name="Monaco" fo:font-size="16pt" fo:font-style="normal" fo:font-weight="bold" style:font-name-asian="Arial Unicode MS" style:font-size-asian="16pt" style:font-style-asian="normal" style:font-weight-asian="bold" style:font-name-complex="Tahoma" style:font-size-complex="16pt" style:font-style-complex="normal" style:font-weight-complex="bold"/>
    </style:style>
    <style:style style:name="T15" style:family="text">
      <style:text-properties style:font-name="Monaco" style:font-name-asian="Monaco" style:language-asian="zh" style:country-asian="CN" style:font-name-complex="Monaco"/>
    </style:style>
    <style:style style:name="T16" style:family="text">
      <style:text-properties style:font-name="Monaco" style:font-name-asian="Monaco" style:font-name-complex="Monaco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language-asian="zh" style:country-asian="CN" style:font-size-complex="18pt"/>
    </style:style>
    <style:style style:name="T19" style:family="text">
      <style:text-properties style:language-asian="zh" style:country-asian="CN"/>
    </style:style>
    <style:style style:name="T20" style:family="text">
      <style:text-properties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21" style:family="text">
      <style:text-properties style:font-name="LucidaGrande" fo:font-size="12pt" fo:font-weight="normal" style:font-name-asian="LucidaGrande" style:font-size-asian="12pt" style:language-asian="zh" style:country-asian="CN" style:font-weight-asian="normal" style:font-name-complex="LucidaGrande" style:font-size-complex="12pt" style:font-weight-complex="normal"/>
    </style:style>
    <style:style style:name="T22" style:family="text">
      <style:text-properties style:font-name="ArialMT" fo:font-size="15pt" fo:font-weight="bold" style:font-name-asian="ArialMT" style:font-size-asian="15pt" style:language-asian="zh" style:country-asian="CN" style:font-weight-asian="bold" style:font-name-complex="ArialMT" style:font-size-complex="15pt" style:font-weight-complex="bold"/>
    </style:style>
    <style:style style:name="T23" style:family="text">
      <style:text-properties style:font-name="Arial"/>
    </style:style>
    <style:style style:name="T24" style:family="text">
      <style:text-properties style:font-name="Arial" style:font-name-asian="Arial"/>
    </style:style>
    <style:style style:name="T25" style:family="text">
      <style:text-properties style:font-name="Arial" style:font-name-asian="Arial" style:language-asian="zh" style:country-asian="CN"/>
    </style:style>
    <style:style style:name="T26" style:family="text">
      <style:text-properties style:font-name="Arial" fo:font-size="18pt" fo:font-style="normal" fo:font-weight="bold" style:font-name-asian="Arial Unicode MS" style:font-size-asian="18pt" style:font-style-asian="normal" style:font-weight-asian="bold" style:font-name-complex="Tahoma" style:font-size-complex="18pt" style:font-style-complex="normal" style:font-weight-complex="bold"/>
    </style:style>
    <style:style style:name="T27" style:family="text">
      <style:text-properties style:font-name="Arial" fo:font-size="18pt" fo:font-style="normal" fo:font-weight="bold" style:font-name-asian="Arial Unicode MS" style:font-size-asian="18pt" style:language-asian="zh" style:country-asian="CN" style:font-style-asian="normal" style:font-weight-asian="bold" style:font-name-complex="Tahoma" style:font-size-complex="18pt" style:font-style-complex="normal" style:font-weight-complex="bold"/>
    </style:style>
    <style:style style:name="T28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9" style:family="text">
      <style:text-properties style:font-name="Arial" fo:font-size="18pt" fo:font-weight="bold" style:font-size-asian="18pt" style:language-asian="zh" style:country-asian="CN" style:font-weight-asian="bold" style:font-size-complex="18pt" style:font-weight-complex="bold"/>
    </style:style>
    <style:style style:name="T30" style:family="text">
      <style:text-properties style:font-name="Arial" fo:font-size="12pt" style:font-name-asian="LucidaGrande" style:font-size-asian="12pt" style:language-asian="zh" style:country-asian="CN" style:font-name-complex="LucidaGrande" style:font-size-complex="12pt"/>
    </style:style>
    <style:style style:name="T31" style:family="text">
      <style:text-properties fo:font-size="23pt" style:font-size-asian="23pt" style:font-size-complex="23pt"/>
    </style:style>
    <style:style style:name="T32" style:family="text">
      <style:text-properties fo:font-size="23pt" style:font-size-asian="23pt" style:language-asian="zh" style:country-asian="CN" style:font-size-complex="23pt"/>
    </style:style>
    <style:style style:name="T33" style:family="text">
      <style:text-properties fo:font-style="normal" style:language-asian="zh" style:country-asian="CN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http://76440.html/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://www.domassistant.com/"><draw:frame draw:style-name="fr1" draw:name="graphics1" text:anchor-type="paragraph" svg:width="2.4272in" svg:height="0.2811in" draw:z-index="0"><draw:image xlink:href="Pictures/10000000000000E90000001B44C2B687.png" xlink:type="simple" xlink:show="embed" xlink:actuate="onLoad"/></draw:frame></draw:a></text:p>
      <text:p text:style-name="Standard"/>
      <text:p text:style-name="Standard"/>
      <text:p text:style-name="P12">2.7 <text:span text:style-name="T19">版</text:span></text:p>
      <text:p text:style-name="Standard"/>
      <text:p text:style-name="P11">DOMAssistant <text:span text:style-name="T19">代码</text:span>库<text:span text:style-name="T19">由六个独立模块组成。只有核心模块为必要，其他模块都可以无依赖性地随意组合使用。此文档集合了所有可用的方法和使用范例</text:span>.</text:p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>目录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目录</text:p>
          </text:index-title>
          <text:p text:style-name="P34"><text:a xlink:type="simple" xlink:href="#1.DOMAssistant 核心模块|outline" text:style-name="Internet_20_link" text:visited-style-name="Internet_20_link">DOMAssistant 核心模块</text:a><text:tab/>3</text:p>
          <text:p text:style-name="P35"><text:a xlink:type="simple" xlink:href="#1.1.&#10;$(cssSelector / elementReference)|outline" text:style-name="Internet_20_link" text:visited-style-name="Internet_20_link"><text:line-break/>$(cssSelector / elementReference)</text:a><text:tab/>3</text:p>
          <text:p text:style-name="P35"><text:a xlink:type="simple" xlink:href="#1.2.&#10;$$(elementId)|outline" text:style-name="Internet_20_link" text:visited-style-name="Internet_20_link"><text:line-break/>$$(elementId)</text:a><text:tab/>3</text:p>
          <text:p text:style-name="P35"><text:a xlink:type="simple" xlink:href="#1.3.&#10;cssSelect(cssSelector)|outline" text:style-name="Internet_20_link" text:visited-style-name="Internet_20_link"><text:line-break/>cssSelect(cssSelector)</text:a><text:tab/>4</text:p>
          <text:p text:style-name="P35"><text:a xlink:type="simple" xlink:href="#1.4.&#10;elmsByClass(className, tag)|outline" text:style-name="Internet_20_link" text:visited-style-name="Internet_20_link"><text:line-break/>elmsByClass(className, tag)</text:a><text:tab/>4</text:p>
          <text:p text:style-name="P35"><text:a xlink:type="simple" xlink:href="#1.5.&#10;elmsByAttribute(attr, attrVal, tag)|outline" text:style-name="Internet_20_link" text:visited-style-name="Internet_20_link"><text:line-break/>elmsByAttribute(attr, attrVal, tag)</text:a><text:tab/>5</text:p>
          <text:p text:style-name="P35"><text:a xlink:type="simple" xlink:href="#1.6.&#10;elmsByTag(tag)|outline" text:style-name="Internet_20_link" text:visited-style-name="Internet_20_link"><text:line-break/>elmsByTag(tag)</text:a><text:tab/>6</text:p>
          <text:p text:style-name="P35"><text:a xlink:type="simple" xlink:href="#1.7.&#10;each(functionRef)|outline" text:style-name="Internet_20_link" text:visited-style-name="Internet_20_link"><text:line-break/>each(functionRef)</text:a><text:tab/>6</text:p>
          <text:p text:style-name="P35"><text:a xlink:type="simple" xlink:href="#1.8.&#10;first()|outline" text:style-name="Internet_20_link" text:visited-style-name="Internet_20_link"><text:line-break/>first()</text:a><text:tab/>7</text:p>
          <text:p text:style-name="P35"><text:a xlink:type="simple" xlink:href="#1.9.&#10;end()|outline" text:style-name="Internet_20_link" text:visited-style-name="Internet_20_link"><text:line-break/>end()</text:a><text:tab/>7</text:p>
          <text:p text:style-name="P34"><text:a xlink:type="simple" xlink:href="#2.DOMAssistantAJAX 模块|outline" text:style-name="Internet_20_link" text:visited-style-name="Internet_20_link">DOMAssistantAJAX 模块</text:a><text:tab/>7</text:p>
          <text:p text:style-name="P35"><text:a xlink:type="simple" xlink:href="#2.1.&#10;get(url, callBack)|outline" text:style-name="Internet_20_link" text:visited-style-name="Internet_20_link"><text:line-break/>get(url, callBack)</text:a><text:tab/>8</text:p>
          <text:p text:style-name="P35"><text:a xlink:type="simple" xlink:href="#2.2.&#10;post(url, callBack)|outline" text:style-name="Internet_20_link" text:visited-style-name="Internet_20_link"><text:line-break/>post(url, callBack)</text:a><text:tab/>8</text:p>
          <text:p text:style-name="P35"><text:a xlink:type="simple" xlink:href="#2.3.&#10;load(url, add)|outline" text:style-name="Internet_20_link" text:visited-style-name="Internet_20_link"><text:line-break/>load(url, add)</text:a><text:tab/>9</text:p>
          <text:p text:style-name="P35"><text:a xlink:type="simple" xlink:href="#2.4.&#10;ajax(ajaxObject)|outline" text:style-name="Internet_20_link" text:visited-style-name="Internet_20_link"><text:line-break/>ajax(ajaxObject)</text:a><text:tab/>10</text:p>
          <text:p text:style-name="P35"><text:a xlink:type="simple" xlink:href="#2.5.&#10;getReadyState()|outline" text:style-name="Internet_20_link" text:visited-style-name="Internet_20_link"><text:line-break/>getReadyState()</text:a><text:tab/>10</text:p>
          <text:p text:style-name="P35"><text:a xlink:type="simple" xlink:href="#2.6.&#10;getStatus()|outline" text:style-name="Internet_20_link" text:visited-style-name="Internet_20_link"><text:line-break/>getStatus()</text:a><text:tab/>11</text:p>
          <text:p text:style-name="P35"><text:a xlink:type="simple" xlink:href="#2.7.&#10;getStatusText()|outline" text:style-name="Internet_20_link" text:visited-style-name="Internet_20_link"><text:line-break/>getStatusText()</text:a><text:tab/>11</text:p>
          <text:p text:style-name="P34"><text:soft-page-break/><text:a xlink:type="simple" xlink:href="#4.DOMAssistantContent 模块|outline" text:style-name="Internet_20_link" text:visited-style-name="Internet_20_link">DOMAssistantContent 模块</text:a><text:tab/>12</text:p>
          <text:p text:style-name="P35"><text:a xlink:type="simple" xlink:href="#4.1.&#10;prev()|outline" text:style-name="Internet_20_link" text:visited-style-name="Internet_20_link"><text:line-break/>prev()</text:a><text:tab/>12</text:p>
          <text:p text:style-name="P35"><text:a xlink:type="simple" xlink:href="#4.2.&#10;next()|outline" text:style-name="Internet_20_link" text:visited-style-name="Internet_20_link"><text:line-break/>next()</text:a><text:tab/>12</text:p>
          <text:p text:style-name="P35"><text:a xlink:type="simple" xlink:href="#4.3.&#10;create(name, attr, append, content)|outline" text:style-name="Internet_20_link" text:visited-style-name="Internet_20_link"><text:line-break/>create(name, attr, append, content)</text:a><text:tab/>13</text:p>
          <text:p text:style-name="P35"><text:a xlink:type="simple" xlink:href="#4.4.&#10;setAttributes(attr)|outline" text:style-name="Internet_20_link" text:visited-style-name="Internet_20_link"><text:line-break/>setAttributes(attr)</text:a><text:tab/>14</text:p>
          <text:p text:style-name="P35"><text:a xlink:type="simple" xlink:href="#4.5.&#10;addContent(content)|outline" text:style-name="Internet_20_link" text:visited-style-name="Internet_20_link"><text:line-break/>addContent(content)</text:a><text:tab/>14</text:p>
          <text:p text:style-name="P35"><text:a xlink:type="simple" xlink:href="#4.6.&#10;replaceContent(newContent)|outline" text:style-name="Internet_20_link" text:visited-style-name="Internet_20_link"><text:line-break/>replaceContent(newContent)</text:a><text:tab/>15</text:p>
          <text:p text:style-name="P35"><text:a xlink:type="simple" xlink:href="#4.7.&#10;remove()|outline" text:style-name="Internet_20_link" text:visited-style-name="Internet_20_link"><text:line-break/>remove()</text:a><text:tab/>15</text:p>
          <text:p text:style-name="P34"><text:a xlink:type="simple" xlink:href="#5.DOMAssistantCSS 模块|outline" text:style-name="Internet_20_link" text:visited-style-name="Internet_20_link">DOMAssistantCSS 模块</text:a><text:tab/>16</text:p>
          <text:p text:style-name="P35"><text:a xlink:type="simple" xlink:href="#5.1.&#10;addClass(className)|outline" text:style-name="Internet_20_link" text:visited-style-name="Internet_20_link"><text:line-break/>addClass(className)</text:a><text:tab/>16</text:p>
          <text:p text:style-name="P35"><text:a xlink:type="simple" xlink:href="#5.2.&#10;removeClass(className)|outline" text:style-name="Internet_20_link" text:visited-style-name="Internet_20_link"><text:line-break/>removeClass(className)</text:a><text:tab/>16</text:p>
          <text:p text:style-name="P35"><text:a xlink:type="simple" xlink:href="#5.3.&#10;hasClass(className)|outline" text:style-name="Internet_20_link" text:visited-style-name="Internet_20_link"><text:line-break/>hasClass(className)</text:a><text:tab/>17</text:p>
          <text:p text:style-name="P35"><text:a xlink:type="simple" xlink:href="#5.4.&#10;setStyle(style, value)|outline" text:style-name="Internet_20_link" text:visited-style-name="Internet_20_link"><text:line-break/>setStyle(style, value)</text:a><text:tab/>17</text:p>
          <text:p text:style-name="P35"><text:a xlink:type="simple" xlink:href="#5.5.&#10;getStyle(cssRule)|outline" text:style-name="Internet_20_link" text:visited-style-name="Internet_20_link"><text:line-break/>getStyle(cssRule)</text:a><text:tab/>18</text:p>
          <text:p text:style-name="P34"><text:a xlink:type="simple" xlink:href="#6.DOMAssistantEvents 模块|outline" text:style-name="Internet_20_link" text:visited-style-name="Internet_20_link">DOMAssistantEvents 模块</text:a><text:tab/>18</text:p>
          <text:p text:style-name="P35"><text:a xlink:type="simple" xlink:href="#6.1.&#10;addEvent(evt, func)|outline" text:style-name="Internet_20_link" text:visited-style-name="Internet_20_link"><text:line-break/>addEvent(evt, func)</text:a><text:tab/>18</text:p>
          <text:p text:style-name="P35"><text:a xlink:type="simple" xlink:href="#6.2.&#10;removeEvent(evt, func)|outline" text:style-name="Internet_20_link" text:visited-style-name="Internet_20_link"><text:line-break/>removeEvent(evt, func)</text:a><text:tab/>19</text:p>
          <text:p text:style-name="P35"><text:a xlink:type="simple" xlink:href="#6.3.&#10;preventDefault(evt)|outline" text:style-name="Internet_20_link" text:visited-style-name="Internet_20_link"><text:line-break/>preventDefault(evt)</text:a><text:tab/>20</text:p>
          <text:p text:style-name="P35"><text:a xlink:type="simple" xlink:href="#6.4.&#10;cancelBubble(evt)|outline" text:style-name="Internet_20_link" text:visited-style-name="Internet_20_link"><text:line-break/>cancelBubble(evt)</text:a><text:tab/>20</text:p>
          <text:p text:style-name="P34"><text:a xlink:type="simple" xlink:href="#7.DOMAssistantLoad 模块|outline" text:style-name="Internet_20_link" text:visited-style-name="Internet_20_link">DOMAssistantLoad 模块</text:a><text:tab/>21</text:p>
          <text:p text:style-name="P35"><text:a xlink:type="simple" xlink:href="#7.1.&#10;DOMReady()|outline" text:style-name="Internet_20_link" text:visited-style-name="Internet_20_link"><text:line-break/>DOMReady()</text:a><text:tab/>21</text:p>
          <text:p text:style-name="P35"><text:a xlink:type="simple" xlink:href="#7.2.&#10;setErrorHandling()|outline" text:style-name="Internet_20_link" text:visited-style-name="Internet_20_link"><text:line-break/>setErrorHandling()</text:a><text:tab/>21</text:p>
          <text:p text:style-name="P34"><text:a xlink:type="simple" xlink:href="#8.支援的 CSS 选择符 (CSS1、CSS2、CSS3)|outline" text:style-name="Internet_20_link" text:visited-style-name="Internet_20_link">支援的 CSS 选择符 (CSS1、CSS2、CSS3)</text:a><text:tab/>22</text:p>
        </text:index-body>
      </text:table-of-content>
      <text:p text:style-name="P13"/>
      <text:h text:style-name="P32" text:outline-level="1">DOMAssistant <text:span text:style-name="T19">核心模块</text:span></text:h>
      <text:p text:style-name="Standard"><text:span text:style-name="T2">DOMAssistant </text:span><text:span text:style-name="T3">核心模块为所有DOMAssistant 功能</text:span>奠基<text:span text:style-name="T19">，是必要的模块。它集合了核心功能和一些重要的方法。</text:span></text:p>
      <text:h text:style-name="Heading_20_2" text:outline-level="2"><text:line-break/><text:span text:style-name="T28">$(cssSelector</text:span><text:span text:style-name="T29"> </text:span><text:span text:style-name="T28">/</text:span><text:span text:style-name="T29"> </text:span><text:span text:style-name="T28">elementReference)</text:span></text:h>
      <text:p text:style-name="P20"><text:span text:style-name="T2">$ </text:span><text:span text:style-name="T3">方法用以取得一个或多个</text:span><text:span text:style-name="T3">元素引用。</text:span><text:span text:style-name="T3">它支援</text:span><text:span text:style-name="T3">输入</text:span><text:span text:style-name="T2"> </text:span><text:a xlink:type="simple" xlink:href="http://www.domassistant.com/documentation/css-selectors.php"><text:span text:style-name="T10">CSS </text:span></text:a><text:a xlink:type="simple" xlink:href="http://www.domassistant.com/documentation/css-selectors.php"><text:span text:style-name="T11">选择符</text:span></text:a><text:span text:style-name="T2"> </text:span><text:span text:style-name="T3">字串，或一个已知</text:span><text:span text:style-name="T3">的元素引用。它将匹配元素添加了所有 </text:span><text:span text:style-name="T2">DOMAssistant </text:span><text:span text:style-name="T3">方法后返回。</text:span><text:span text:style-name="T3">如果 $</text:span><text:span text:style-name="T3"> 返回空数组</text:span><text:span text:style-name="T3">，接下来的方</text:span><text:span text:style-name="T3">法呼叫将默默失灵。</text:span></text:p>
      <text:p text:style-name="P24"><text:span text:style-name="T19">参数</text:span><text:line-break/><text:span text:style-name="T20">输入</text:span><text:span text:style-name="T21"> </text:span><text:span text:style-name="T4">CSS </text:span><text:span text:style-name="T21">选择符或元素引用。</text:span></text:p>
      <text:p text:style-name="P16"><text:span text:style-name="T22">返回值</text:span><text:span text:style-name="T1"><text:line-break/></text:span><text:span text:style-name="T19">返回 CSS 选择符的匹配引用数组。如果输入的是单一对象，返回的就是那对象引用。输入的是多个对象，则返回对象引用数组。</text:span></text:p>
      <text:p text:style-name="P25">呼叫范例</text:p>
      <text:p text:style-name="P21">$("#container input[type=text]");</text:p>
      <text:p text:style-name="P21">$("#navigation a");</text:p>
      <text:p text:style-name="P21">$("#news-list");</text:p>
      <text:p text:style-name="P21">$("#container", "#navigation .important-item", "#content");</text:p>
      <text:p text:style-name="P21">$(document.body);</text:p>
      <text:h text:style-name="P28" text:outline-level="2"><text:line-break/><text:span text:style-name="T28">$$(elementId)</text:span></text:h>
      <text:p text:style-name="P14">$$ <text:span text:style-name="T19">方法用以快速取得单一元素引用，功能就像</text:span> document.getElementById<text:span text:style-name="T19">。它返回一个 DOM 元素的直接引用，并添加所有</text:span> DOMAssistant <text:span text:style-name="T19">的方法。</text:span></text:p>
      <text:p text:style-name="P14"><text:span text:style-name="T19">和 </text:span>$<text:span text:style-name="T19"> 方法不同的是，如果 $$ 没有返回任何匹配元素，接下来的方法呼叫将抛出异常。</text:span></text:p>
      <text:p text:style-name="P24"><text:soft-page-break/><text:span text:style-name="T19">参数</text:span><text:line-break/><text:span text:style-name="T21">输入元素的</text:span><text:span text:style-name="T4"> id</text:span><text:span text:style-name="T21">。</text:span></text:p>
      <text:p text:style-name="P16"><text:span text:style-name="T22">返回值</text:span><text:span text:style-name="T1"><text:line-break/></text:span><text:span text:style-name="T19">返回一个 </text:span>DOM <text:span text:style-name="T19">引用。</text:span></text:p>
      <text:p text:style-name="P25">呼叫范例</text:p>
      <text:p text:style-name="P22">$$("container");</text:p>
      <text:p text:style-name="Standard"><text:span text:style-name="T12">$$("navigation");</text:span><text:line-break/></text:p>
      <text:h text:style-name="Heading_20_2" text:outline-level="2"><text:span text:style-name="T13"><text:line-break/></text:span><text:span text:style-name="T28">cssSelect</text:span><text:span text:style-name="T26">(cssSelector)</text:span></text:h>
      <text:p text:style-name="P17">适用于现有的对象引用，使用CSS选择符寻找该对象的子元素。</text:p>
      <text:p text:style-name="P25">参数</text:p>
      <text:p text:style-name="P8">cssSelector</text:p>
      <text:p text:style-name="P3">用以选择元素。必要。</text:p>
      <text:p text:style-name="P7"><text:line-break/><text:span text:style-name="T19">返回值</text:span></text:p>
      <text:p text:style-name="P17">返回元素引用数组。</text:p>
      <text:p text:style-name="P25">呼叫范例</text:p>
      <text:p text:style-name="P18">$(<text:span text:style-name="T19">document</text:span>).<text:span text:style-name="T19">cssSelect</text:span>(".mandatory");</text:p>
      <text:p text:style-name="P18">$$(<text:span text:style-name="T19">DOM元素引用</text:span>).<text:span text:style-name="T19">cssSelect</text:span>(".<text:span text:style-name="T19">important[type=test]</text:span>");</text:p>
      <text:h text:style-name="Heading_20_2" text:outline-level="2"><text:span text:style-name="T14"><text:line-break/></text:span><text:span text:style-name="T26">elmsByClass(className, tag)</text:span></text:h>
      <text:p text:style-name="P20"><text:span text:style-name="T5">根据类别 (class</text:span><text:span text:style-name="T8">)</text:span><text:span text:style-name="T5">获取元素数组。</text:span><text:span text:style-name="T8">className 为必要参数。如果想要将搜索局限于单一</text:span><text:span text:style-name="T5">标签</text:span><text:span text:style-name="T8">，您也可以传入选择性参数</text:span><text:span text:style-name="T4"> </text:span><text:span text:style-name="T8">tag</text:span><text:span text:style-name="T5">。</text:span></text:p>
      <text:p text:style-name="P25">参数</text:p>
      <text:p text:style-name="P9">className</text:p>
      <text:p text:style-name="P2"><text:span text:style-name="T15">搜索</text:span><text:span text:style-name="T19">的类别名称。必要。</text:span></text:p>
      <text:p text:style-name="P5"><text:soft-page-break/><text:line-break/><text:span text:style-name="T23">tag</text:span></text:p>
      <text:p text:style-name="P2"><text:span text:style-name="T19">只</text:span><text:span text:style-name="T15">搜索</text:span><text:span text:style-name="T19">此标签。选择性。</text:span>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("#container").elmsByClass("mandatory");</text:p>
      <text:p text:style-name="P18">$$("container").elmsByClass("external-link", "a");</text:p>
      <text:h text:style-name="Heading_20_2" text:outline-level="2"><text:span text:style-name="T13"><text:line-break/></text:span><text:span text:style-name="T26">elmsByAttribute(attr, attrVal, tag)</text:span></text:h>
      <text:p text:style-name="P17">根据属性 (attribute) 获取元素数组。您也可以选择性指定属性值和标签。</text:p>
      <text:p text:style-name="P25">参数</text:p>
      <text:p text:style-name="P9">attr</text:p>
      <text:p text:style-name="P3">属性名称。必要。</text:p>
      <text:p text:style-name="P9"><text:line-break/>attrVal</text:p>
      <text:p text:style-name="P10"><text:span text:style-name="T5">元素属性值须匹配。选择性。如果想要指定标签但不想局限属性值，可使用通配符</text:span><text:span text:style-name="T4"> ("*")</text:span><text:span text:style-name="T5">。</text:span></text:p>
      <text:p text:style-name="P9"><text:line-break/>tag</text:p>
      <text:p text:style-name="P2"><text:span text:style-name="T19">只</text:span><text:span text:style-name="T15">搜索</text:span><text:span text:style-name="T19">此标签。选择性。</text:span></text:p>
      <text:p text:style-name="P24"/>
      <text:p text:style-name="P16"><text:span text:style-name="T22">返回值</text:span><text:span text:style-name="T1"><text:line-break/><text:line-break/></text:span><text:span text:style-name="T19">返回元素引用数组。</text:span></text:p>
      <text:p text:style-name="P25">呼叫范例</text:p>
      <text:p text:style-name="P18">$("#container").elmsByAttribute("href");</text:p>
      <text:p text:style-name="P18">$$("container").elmsByAttribute("name", "subscription");</text:p>
      <text:p text:style-name="P6"><text:soft-page-break/>$$("container").elmsByAttribute("type", "text", "input");<text:line-break/></text:p>
      <text:h text:style-name="Heading_20_2" text:outline-level="2"><text:span text:style-name="T13"><text:line-break/></text:span><text:span text:style-name="T26">elmsByTag(tag)</text:span></text:h>
      <text:p text:style-name="P17">根据标签 (tag) 获取元素引用。此方法有一个必要参数，即是标签名称。</text:p>
      <text:p text:style-name="P19">参数</text:p>
      <text:p text:style-name="P9">tag</text:p>
      <text:p text:style-name="P3">搜索的标签名称。必要。</text:p>
      <text:p text:style-name="P24"><text:line-break/><text:span text:style-name="T19">返回值</text:span></text:p>
      <text:p text:style-name="P17">返回元素引用数组。</text:p>
      <text:p text:style-name="P25">呼叫范例</text:p>
      <text:p text:style-name="P18">$$("container").elmsByTag("input");</text:p>
      <text:h text:style-name="Heading_20_2" text:outline-level="2"><text:line-break/><text:span text:style-name="T26">each(functionRef)</text:span></text:h>
      <text:p text:style-name="P17">用以在返回的元素引用数组上逐项运行函数。</text:p>
      <text:p text:style-name="P25">返回值</text:p>
      <text:p text:style-name="P17">返回单一元素引用或元素引用数组。</text:p>
      <text:p text:style-name="P19">参数</text:p>
      <text:p text:style-name="P9">functionRef</text:p>
      <text:p text:style-name="P3">在元素数组里逐项元素运行的函数。可以是匿名函数或函数引用。</text:p>
      <text:p text:style-name="P24"><text:line-break/><text:span text:style-name="T19">呼叫范例</text:span></text:p>
      <text:p text:style-name="P33"><text:span text:style-name="T9">$("#navigation a").each(function () {<text:line-break/><text:tab/> // </text:span><text:span text:style-name="T33">执行</text:span><text:span text:style-name="T9"> JavaScript </text:span><text:span text:style-name="T33">戏法</text:span><text:span text:style-name="T9"><text:line-break/> });</text:span></text:p>
      <text:h text:style-name="Heading_20_2" text:outline-level="2"><text:soft-page-break/><text:span text:style-name="T26"><text:line-break/></text:span><text:span text:style-name="T27">first</text:span><text:span text:style-name="T26">()</text:span></text:h>
      <text:p text:style-name="P17">获取第一个匹配的元素引用。</text:p>
      <text:p text:style-name="P19">返回值</text:p>
      <text:p text:style-name="P17">返回数组里的第一个匹配元素（已添加全部 DOMAssistant 方法）。</text:p>
      <text:p text:style-name="P19">参数</text:p>
      <text:p text:style-name="P3">无。</text:p>
      <text:p text:style-name="P24"><text:line-break/><text:span text:style-name="T19">呼叫范例</text:span></text:p>
      <text:p text:style-name="P18">$$("#<text:span text:style-name="T19">navigation a</text:span>").<text:span text:style-name="T19">first</text:span>();</text:p>
      <text:h text:style-name="Heading_20_2" text:outline-level="2"><text:span text:style-name="T26"><text:line-break/></text:span><text:span text:style-name="T27">end</text:span><text:span text:style-name="T26">()</text:span></text:h>
      <text:p text:style-name="P17">用以返回元素链里当前位置的上一个元素组。</text:p>
      <text:p text:style-name="P25">返回值</text:p>
      <text:p text:style-name="P17">返回元素链里的上一个元素组。</text:p>
      <text:p text:style-name="P19">参数</text:p>
      <text:p text:style-name="P3">无。</text:p>
      <text:p text:style-name="P24"><text:line-break/><text:span text:style-name="T19">呼叫范例</text:span></text:p>
      <text:p text:style-name="P18"><text:span text:style-name="T19">// 返回 a 元素组<text:line-break/></text:span>$("#navigation a").<text:span text:style-name="T19">create("span", null, true).end();</text:span></text:p>
      <text:p text:style-name="P29"/>
      <text:h text:style-name="P31" text:outline-level="1">DOMAssistantAJAX <text:span text:style-name="T19">模块</text:span></text:h>
      <text:p text:style-name="P14">DOMAssistantAJAX <text:span text:style-name="T19">模块提供基本的</text:span> AJAX 交互<text:span text:style-name="T19">框架，用以从 URL 提取数据并传递到回调</text:span><text:soft-page-break/><text:span text:style-name="T19">函数，或将内容载入元素中。</text:span></text:p>
      <text:h text:style-name="P27" text:outline-level="2"><text:line-break/><text:span text:style-name="T28">get(url, callBack)</text:span></text:h>
      <text:p text:style-name="P20"><text:span text:style-name="T3">执行</text:span><text:span text:style-name="T2"> GET </text:span><text:span text:style-name="T3">命令请求</text:span><text:span text:style-name="T2"> URL </text:span><text:span text:style-name="T3">并设定回调函数。传入到 </text:span><text:span text:style-name="T2">callBack </text:span><text:span text:style-name="T3">里的第一个参数既是此</text:span><text:span text:style-name="T2"> AJAX 请求</text:span><text:span text:style-name="T3">的</text:span><text:span text:style-name="T2"> </text:span><text:span text:style-name="T6">responseText</text:span><text:span text:style-name="T2"> </text:span><text:span text:style-name="T3">值。如果此方法运用于元素上，那么回调环境中</text:span><text:span text:style-name="T2"> </text:span><text:span text:style-name="T6">this</text:span><text:span text:style-name="T2"> </text:span><text:span text:style-name="T3">关键字即代</text:span><text:span text:style-name="T3">表呼叫此</text:span><text:span text:style-name="T2"> </text:span><text:span text:style-name="T6">get</text:span><text:span text:style-name="T2"> </text:span><text:span text:style-name="T3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get("news.php", insertNews);</text:p>
      <text:p text:style-name="P18">DOMAssistant.AJAX.get("my-url.aspx", callbackFunctionName);</text:p>
      <text:h text:style-name="Heading_20_2" text:outline-level="2"><text:line-break/><text:span text:style-name="T28">post(url, callBack)</text:span></text:h>
      <text:p text:style-name="P20"><text:span text:style-name="T5">执行</text:span><text:span text:style-name="T4"> POST </text:span><text:span text:style-name="T5">命令请求</text:span><text:span text:style-name="T4"> URL </text:span><text:span text:style-name="T5">并设定回调函数。传入到 </text:span><text:span text:style-name="T4">callBack </text:span><text:span text:style-name="T5">里的第一个参数既是此</text:span><text:span text:style-name="T4"> AJAX 请求</text:span><text:span text:style-name="T5">的</text:span><text:span text:style-name="T4"> </text:span><text:span text:style-name="T7">responseText</text:span><text:span text:style-name="T4"> </text:span><text:span text:style-name="T5">值。如果此方法运用于元素上，那么回调环境中</text:span><text:span text:style-name="T4"> </text:span><text:span text:style-name="T7">this</text:span><text:span text:style-name="T4"> </text:span><text:span text:style-name="T5">关键字即代表呼叫此</text:span><text:span text:style-name="T4"> </text:span><text:span text:style-name="T7">post</text:span><text:span text:style-name="T4"> </text:span><text:span text:style-name="T5">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oft-page-break/><text:span text:style-name="T23">callBack</text:span></text:p>
      <text:p text:style-name="P3">AJAX 请求完毕后回调的函数名称或匿名函数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news").post("news.php?value=true", insertNews);</text:p>
      <text:p text:style-name="P18">DOMAssistant.AJAX.post("my-url.aspx?number=10", callbackFunctionName);</text:p>
      <text:h text:style-name="Heading_20_2" text:outline-level="2"><text:line-break/>load(url, add)</text:h>
      <text:p text:style-name="P16"><text:span text:style-name="T19">请求</text:span> URL <text:span text:style-name="T19">并将返回内容载入呼叫此方法的元素。</text:span></text:p>
      <text:p text:style-name="P19">参数</text:p>
      <text:p text:style-name="P9">url</text:p>
      <text:p text:style-name="P2">AJAX <text:span text:style-name="T19">请求的 </text:span>URL<text:span text:style-name="T19">。必要。</text:span></text:p>
      <text:p text:style-name="P5"><text:line-break/><text:span text:style-name="T23">add</text:span></text:p>
      <text:p text:style-name="P3">布尔值，设定是否将返回内容附加于现有内容后。true 为附加，false 为取代现有内容。选择性。</text:p>
      <text:p text:style-name="P24"><text:line-break/><text:span text:style-name="T19">返回值</text:span></text:p>
      <text:p text:style-name="P17">无。</text:p>
      <text:p text:style-name="P25">呼叫范例</text:p>
      <text:p text:style-name="P18">$("directions").load("maps.php");</text:p>
      <text:p text:style-name="P18">$("contacts").load("staff.aspx", <text:span text:style-name="T7">true</text:span>);</text:p>
      <text:h text:style-name="Heading_20_2" text:outline-level="2"><text:soft-page-break/><text:line-break/><text:span text:style-name="T29">ajax</text:span><text:span text:style-name="T28">(</text:span><text:span text:style-name="T29">ajaxObject</text:span><text:span text:style-name="T28">)</text:span></text:h>
      <text:p text:style-name="P17">一个通用的 AJAX 方法。适用于处理更细腻的 AJAX 请求。</text:p>
      <text:p text:style-name="P19">参数</text:p>
      <text:p text:style-name="P8">ajaxObject</text:p>
      <text:p text:style-name="P3">一个拥有各种参数的 Javascript 对象。可设置的参数有</text:p>
      <text:list text:style-name="L1">
        <text:list-item>
          <text:p text:style-name="P36">url</text:p>
        </text:list-item>
        <text:list-item>
          <text:p text:style-name="P36">method (<text:span text:style-name="T16">"</text:span>GET<text:span text:style-name="T16">"</text:span> 或 <text:span text:style-name="T16">"</text:span>POST<text:span text:style-name="T16">"</text:span>)</text:p>
        </text:list-item>
        <text:list-item>
          <text:p text:style-name="P36">params</text:p>
        </text:list-item>
        <text:list-item>
          <text:p text:style-name="P36">callback</text:p>
        </text:list-item>
        <text:list-item>
          <text:p text:style-name="P36">headers</text:p>
        </text:list-item>
        <text:list-item>
          <text:p text:style-name="P37">responseType (<text:span text:style-name="T16">"</text:span>text<text:span text:style-name="T16">"</text:span> 或 <text:span text:style-name="T16">"</text:span>xml<text:span text:style-name="T16">"</text:span>)</text:p>
        </text:list-item>
      </text:list>
      <text:p text:style-name="P4">Javascript 对象固然为必要，但参数中只有 url 是必要的。如果只提供 url，那 method 和 responseType 的默认值分别是 GET 和 text。</text:p>
      <text:p text:style-name="P7"><text:line-break/><text:span text:style-name="T19">返回值</text:span></text:p>
      <text:p text:style-name="P17">呼叫该方法的元素。</text:p>
      <text:p text:style-name="P25">呼叫范例</text:p>
      <text:p text:style-name="Standard"><text:span text:style-name="T7">$("#container").ajax( {<text:line-break/><text:tab/>url: "ajax.php",<text:line-break/><text:tab/>method: "POST",<text:line-break/><text:tab/>params: "name=DOMAssistant",<text:line-break/><text:tab/>callback: functionReference,<text:line-break/><text:tab/>headers: {<text:line-break/><text:tab/><text:tab/>"Content-type": "application/x-www-form-urlencoded"<text:line-break/><text:tab/>},<text:line-break/><text:tab/>responseType : "text"</text:span><text:line-break/><text:span text:style-name="T7">});</text:span></text:p>
      <text:h text:style-name="Heading_20_2" text:outline-level="2"><text:line-break/><text:span text:style-name="T28">getReadyState()</text:span></text:h>
      <text:p text:style-name="P20"><text:span text:style-name="T5">帮助方法，用以查询</text:span><text:span text:style-name="T4"> XMLHttpRequest </text:span><text:span text:style-name="T5">的 </text:span><text:span text:style-name="T7">readyState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7">整数。</text:p>
      <text:p text:style-name="P26">0 = <text:span text:style-name="T19">未初始化 </text:span><text:span text:style-name="T15">(</text:span>uninitialized<text:span text:style-name="T16">)</text:span></text:p>
      <text:p text:style-name="P26">1 = 载入<text:span text:style-name="T19">中</text:span><text:span text:style-name="T15">(</text:span>loading<text:span text:style-name="T16">)</text:span></text:p>
      <text:p text:style-name="P26">2 = 载入<text:span text:style-name="T19">完成</text:span><text:span text:style-name="T15">(</text:span>loaded<text:span text:style-name="T16">)</text:span></text:p>
      <text:p text:style-name="P26">3 = 交<text:span text:style-name="T19">互</text:span><text:span text:style-name="T15">(</text:span>interactive<text:span text:style-name="T16">)</text:span></text:p>
      <text:p text:style-name="P26">4 = <text:span text:style-name="T19">完成</text:span><text:span text:style-name="T15">(</text:span>complete<text:span text:style-name="T16">)</text:span></text:p>
      <text:p text:style-name="P24"><text:line-break/><text:span text:style-name="T19">呼叫范例</text:span></text:p>
      <text:p text:style-name="P18">DOMAssistant.AJAX.getReadyState();</text:p>
      <text:h text:style-name="Heading_20_2" text:outline-level="2"><text:line-break/>getStatus()</text:h>
      <text:p text:style-name="P20"><text:span text:style-name="T5">帮助方法，用以查询</text:span><text:span text:style-name="T4"> XMLHttpRequest </text:span><text:span text:style-name="T5">的 </text:span><text:span text:style-name="T8">status</text:span><text:span text:style-name="T4"> </text:span><text:span text:style-name="T5">状态码。</text:span></text:p>
      <text:p text:style-name="P19">参数</text:p>
      <text:p text:style-name="P17">无。</text:p>
      <text:p text:style-name="P25">返回值</text:p>
      <text:p text:style-name="P16"><text:span text:style-name="T19">整数。例如</text:span> 200 <text:span text:style-name="T19">对应</text:span> OK<text:span text:style-name="T19">，</text:span>404 <text:span text:style-name="T19">对应</text:span> Not Found<text:span text:style-name="T19">。</text:span></text:p>
      <text:p text:style-name="P25">呼叫范例</text:p>
      <text:p text:style-name="P18">DOMAssistant.AJAX.getStatus();</text:p>
      <text:h text:style-name="Heading_20_2" text:outline-level="2"><text:line-break/>getStatusText()</text:h>
      <text:p text:style-name="P20"><text:span text:style-name="T5">帮助方法，用以查询</text:span><text:span text:style-name="T4"> XMLHttpRequest </text:span><text:span text:style-name="T5">的 </text:span><text:span text:style-name="T8">statusText</text:span><text:span text:style-name="T4"> </text:span><text:span text:style-name="T5">状态。</text:span></text:p>
      <text:p text:style-name="P19">参数</text:p>
      <text:p text:style-name="P17">无。</text:p>
      <text:p text:style-name="P25"><text:soft-page-break/>返回值</text:p>
      <text:p text:style-name="P16"><text:span text:style-name="T19">字串。</text:span>status <text:span text:style-name="T19">状态码的字释。</text:span></text:p>
      <text:p text:style-name="P25">呼叫范例</text:p>
      <text:p text:style-name="P18">DOMAssistant.AJAX.getStatusText();</text:p>
      <text:h text:style-name="Heading_20_1" text:outline-level="1"/>
      <text:h text:style-name="P31" text:outline-level="1">DOMAssistantContent <text:span text:style-name="T19">模块</text:span></text:h>
      <text:p text:style-name="P14">DOMAssistantContent <text:span text:style-name="T19">模块提供用以添加与删除内容和元素的方法。</text:span></text:p>
      <text:h text:style-name="Heading_20_2" text:outline-level="2"><text:line-break/>prev()</text:h>
      <text:p text:style-name="P14"><text:span text:style-name="T19">取得上一个</text:span> HTML <text:span text:style-name="T19">元素引用，文字节点自动跳过。</text:span></text:p>
      <text:p text:style-name="P19">参数</text:p>
      <text:p text:style-name="P17">无。</text:p>
      <text:p text:style-name="P25">返回值</text:p>
      <text:p text:style-name="P17">元素的前驱兄弟。</text:p>
      <text:p text:style-name="P25">呼叫范例</text:p>
      <text:p text:style-name="P18">$("container").prev();</text:p>
      <text:h text:style-name="Heading_20_2" text:outline-level="2"><text:line-break/>next()</text:h>
      <text:p text:style-name="P16"><text:span text:style-name="T19">取得下一个</text:span> HTML <text:span text:style-name="T19">元素引用，文字节点自动跳过。</text:span></text:p>
      <text:p text:style-name="P19">参数</text:p>
      <text:p text:style-name="P17">无。</text:p>
      <text:p text:style-name="P25"><text:soft-page-break/>返回值</text:p>
      <text:p text:style-name="P17">元素的后继兄弟。</text:p>
      <text:p text:style-name="P25">呼叫范例</text:p>
      <text:p text:style-name="P18">$("container").next();</text:p>
      <text:h text:style-name="Heading_20_2" text:outline-level="2"><text:line-break/>create(name, attr, append, content)</text:h>
      <text:p text:style-name="P17">建立新元素，并选择性地设定属性、附加于当前元素、添加内容。</text:p>
      <text:p text:style-name="P19">参数</text:p>
      <text:p text:style-name="P9">name</text:p>
      <text:p text:style-name="P3">新元素的标签名称。必要。</text:p>
      <text:p text:style-name="P5"><text:line-break/><text:span text:style-name="T23">attr</text:span></text:p>
      <text:p text:style-name="P3">一个装含属性与相应值的对象。选择性。</text:p>
      <text:p text:style-name="P5"><text:line-break/><text:span text:style-name="T23">append</text:span></text:p>
      <text:p text:style-name="P3">布尔值，定义新元素是否直接附加于当前元素中。选择性。</text:p>
      <text:p text:style-name="P5"><text:line-break/><text:span text:style-name="T23">content</text:span></text:p>
      <text:p text:style-name="P2"><text:span text:style-name="T19">新元素的内容，可以是字串或</text:span> HTML <text:span text:style-name="T19">对象。选择性 。</text:span></text:p>
      <text:p text:style-name="P24"><text:line-break/><text:span text:style-name="T19">返回值</text:span></text:p>
      <text:p text:style-name="P17">新建立的元素。</text:p>
      <text:p text:style-name="P25">呼叫范例</text:p>
      <text:p text:style-name="P18">$("container").create("div");</text:p>
      <text:p text:style-name="P18">$("container").create("div", { id: "my-div",  className: "my-class" });</text:p>
      <text:p text:style-name="P18">$("container").create("div", null, false, "Hello!");</text:p>
      <text:p text:style-name="P18">$("container").create("div", { id: "my-div",  className: "my-class" <text:soft-page-break/>}, true, "Hi there!");</text:p>
      <text:h text:style-name="Heading_20_2" text:outline-level="2"><text:line-break/>setAttributes(attr)</text:h>
      <text:p text:style-name="P17">设定当前元素的属性。</text:p>
      <text:p text:style-name="P19">参数</text:p>
      <text:p text:style-name="P9">attr</text:p>
      <text:p text:style-name="P3">一个装含属性与相应值的对象。必要。</text:p>
      <text:p text:style-name="P24"/>
      <text:p text:style-name="P25">返回值</text:p>
      <text:p text:style-name="P17">呼叫此方法的元素。</text:p>
      <text:p text:style-name="P25">呼叫范例</text:p>
      <text:p text:style-name="P18">$("container").setAttributes({ id: "my-div",  className: "my-class" });</text:p>
      <text:h text:style-name="Heading_20_2" text:outline-level="2"><text:line-break/>addContent(content)</text:h>
      <text:p text:style-name="P17">为当前元素添加内容。</text:p>
      <text:p text:style-name="P19">参数</text:p>
      <text:p text:style-name="P9">content</text:p>
      <text:p text:style-name="P10"><text:span text:style-name="T5">可以是字串或 HTML 对象。如果是字串，则用</text:span><text:span text:style-name="T4"> </text:span><text:span text:style-name="T7">innerHTML</text:span><text:span text:style-name="T4"> </text:span><text:span text:style-name="T8">添加。反之</text:span><text:span text:style-name="T4"> HTML </text:span><text:span text:style-name="T5">对象会以</text:span><text:span text:style-name="T4"> </text:span><text:span text:style-name="T7">appendChild</text:span><text:span text:style-name="T4"> </text:span><text:span text:style-name="T8">方法附加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ontent("&lt;p&gt;A new paragraph&lt;/p&gt;");</text:p>
      <text:p text:style-name="P18"><text:soft-page-break/>$("container").addContent(document.createElement("p"));</text:p>
      <text:h text:style-name="Heading_20_2" text:outline-level="2"><text:line-break/>replaceContent(newContent)</text:h>
      <text:p text:style-name="P17">取代当前元素的内容。</text:p>
      <text:p text:style-name="P19">参数</text:p>
      <text:p text:style-name="P9">newContent</text:p>
      <text:p text:style-name="P10"><text:span text:style-name="T5">可以是字串或 HTML 对象。如果是字串，则纂改</text:span><text:span text:style-name="T4"> </text:span><text:span text:style-name="T7">innerHTML</text:span><text:span text:style-name="T4"> </text:span><text:span text:style-name="T5">值</text:span><text:span text:style-name="T8">。而</text:span><text:span text:style-name="T4"> HTML </text:span><text:span text:style-name="T5">对象则会用以</text:span><text:span text:style-name="T4"> </text:span><text:span text:style-name="T7">appendChild</text:span><text:span text:style-name="T4"> </text:span><text:span text:style-name="T8">方法取代内容。</text:span>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replaceContent("&lt;p&gt;A new paragraph&lt;/p&gt;");</text:p>
      <text:p text:style-name="P18">$("container").replaceContent(document.createElement("p"));</text:p>
      <text:h text:style-name="Heading_20_2" text:outline-level="2"><text:line-break/>remove()</text:h>
      <text:p text:style-name="P17">删除当前元素。</text:p>
      <text:p text:style-name="P19">参数</text:p>
      <text:p text:style-name="P17">无。</text:p>
      <text:p text:style-name="P25">返回值</text:p>
      <text:p text:style-name="P16">Null<text:span text:style-name="T19">。</text:span></text:p>
      <text:p text:style-name="P25">呼叫范例</text:p>
      <text:p text:style-name="P18">$("container").remove();</text:p>
      <text:p text:style-name="P18"/>
      <text:h text:style-name="P31" text:outline-level="1"><text:soft-page-break/>DOMAssistantCSS <text:span text:style-name="T19">模块</text:span></text:h>
      <text:p text:style-name="P14">DOMAssistantCSS <text:span text:style-name="T19">模块提供添加与删除</text:span> CSS 样式<text:span text:style-name="T19">类的方法。您也可查询元素是否拥有指定的样式类，以及取得元素特定属性的显示样式。</text:span></text:p>
      <text:h text:style-name="Heading_20_2" text:outline-level="2"><text:line-break/>addClass(className)</text:h>
      <text:p text:style-name="P15">如果未有，则添加样式类于当前元素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Class("selected");</text:p>
      <text:h text:style-name="Heading_20_2" text:outline-level="2"><text:line-break/>removeClass(className)</text:h>
      <text:p text:style-name="P17">从元素中去除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<text:soft-page-break/>$("container").removeClass("selected");</text:p>
      <text:h text:style-name="Heading_20_2" text:outline-level="2"><text:line-break/>hasClass(className)</text:h>
      <text:p text:style-name="P29">查询当前元素是否拥有指定样式类。</text:p>
      <text:p text:style-name="P19">参数</text:p>
      <text:p text:style-name="P9">className</text:p>
      <text:p text:style-name="P3">样式类名称。必要。</text:p>
      <text:p text:style-name="P24"><text:line-break/><text:span text:style-name="T19">返回值</text:span></text:p>
      <text:p text:style-name="P17">布尔值。说明元素是否拥有指定样式类。</text:p>
      <text:p text:style-name="P25">呼叫范例</text:p>
      <text:p text:style-name="P18">$("container").hasClass("selected");</text:p>
      <text:h text:style-name="Heading_20_2" text:outline-level="2"><text:line-break/>setStyle(style, value)</text:h>
      <text:p text:style-name="P14"><text:span text:style-name="T19">定义一个或多个内联</text:span>样式。<text:span text:style-name="T19">注：请使用 CSS 语法 (如 background-color)而非 Javascript 属</text:span><text:span text:style-name="T19">性语法 (如 backgroundColor)。</text:span></text:p>
      <text:p text:style-name="P19">参数</text:p>
      <text:p text:style-name="P8">style</text:p>
      <text:p text:style-name="P3">样式属性。可以是字串，与属性值 value 共同使用。也可以是拥有多个样式值的对象。必要。</text:p>
      <text:p text:style-name="P30"><text:line-break/><text:span text:style-name="T30">value</text:span></text:p>
      <text:p text:style-name="P3">如果 style 是字串，这就是该样式的值。选择性。</text:p>
      <text:p text:style-name="P25"><text:line-break/>返回值</text:p>
      <text:p text:style-name="P17">呼叫该方法的元素。</text:p>
      <text:p text:style-name="P25">呼叫范例</text:p>
      <text:p text:style-name="P18"><text:soft-page-break/>$("<text:span text:style-name="T19">#</text:span>container").<text:span text:style-name="T19">setStyle</text:span>("<text:span text:style-name="T19">border</text:span>", "<text:span text:style-name="T19">10px solid red</text:span>");</text:p>
      <text:p text:style-name="P18">$("<text:span text:style-name="T19">#</text:span>container").<text:span text:style-name="T19">setStyle</text:span>( <text:span text:style-name="T19">{<text:line-break/><text:tab/>background: "#ffffa2",<text:line-break/></text:span><text:span text:style-name="T19"><text:tab/>color: "#f00"<text:line-break/>});</text:span></text:p>
      <text:h text:style-name="Heading_20_2" text:outline-level="2"><text:line-break/>getStyle(cssRule)</text:h>
      <text:p text:style-name="P20"><text:span text:style-name="T5">获取当前元素一个特定属性的显示样式，无论属性样式是以代码或外联方式施用。注：指定的属性必须是特定的，如</text:span><text:span text:style-name="T4"> </text:span><text:span text:style-name="T7">background-color</text:span><text:span text:style-name="T8">，而不是泛式</text:span><text:span text:style-name="T4"> </text:span><text:span text:style-name="T7">background</text:span><text:span text:style-name="T4"> </text:span><text:span text:style-name="T5">等。</text:span></text:p>
      <text:p text:style-name="P19">参数</text:p>
      <text:p text:style-name="P9">cssRule</text:p>
      <text:p text:style-name="P10"><text:span text:style-name="T5">查询中的 </text:span><text:span text:style-name="T4">CSS </text:span><text:span text:style-name="T5">属性。用</text:span><text:span text:style-name="T4"> CSS </text:span><text:span text:style-name="T5">原语法，如</text:span><text:span text:style-name="T4"> </text:span><text:span text:style-name="T7">background-color</text:span><text:span text:style-name="T8">，而不是其骆驼写法</text:span><text:span text:style-name="T4"> <text:s/></text:span><text:span text:style-name="T7">backgroundColor</text:span><text:span text:style-name="T8">。必要。</text:span></text:p>
      <text:p text:style-name="P24"><text:line-break/><text:span text:style-name="T19">返回值</text:span></text:p>
      <text:p text:style-name="P17">字串。查询到的样式值。</text:p>
      <text:p text:style-name="P25">呼叫范例</text:p>
      <text:p text:style-name="P18">$("container").getStyle("background-color");</text:p>
      <text:p text:style-name="P18"/>
      <text:h text:style-name="P31" text:outline-level="1">DOMAssistantEvents <text:span text:style-name="T19">模块</text:span></text:h>
      <text:p text:style-name="P14">DOMAssistantEvents <text:span text:style-name="T19">模块提供各种事件操作的方法。它也有取消默认动作和防止事件冒泡的功能。</text:span></text:p>
      <text:h text:style-name="Heading_20_2" text:outline-level="2"><text:line-break/>addEvent(evt, func)</text:h>
      <text:p text:style-name="P20"><text:span text:style-name="T3">为当前元素添置一个事件处理器。可设置多个事件处理器。处理器函数将获取一个事件引用，</text:span><text:soft-page-break/><text:span text:style-name="T3">而</text:span><text:span text:style-name="T2"> </text:span><text:span text:style-name="T6">this</text:span><text:span text:style-name="T2"> </text:span><text:span text:style-name="T3">关键字代表引发事件的元素。如果想要最大的可及性，请只在没有 Javascript 也可处理 click 事件的元素上添加该事件处理器。</text:span></text:p>
      <text:p text:style-name="P19">参数</text:p>
      <text:p text:style-name="P9">evt</text:p>
      <text:p text:style-name="P2"><text:span text:style-name="T19">被处理的事件。用字串定义，并省却</text:span> "on" <text:span text:style-name="T19">前缀。</text:span></text:p>
      <text:p text:style-name="P5"><text:line-break/><text:span text:style-name="T23">func</text:span></text:p>
      <text:p text:style-name="P3">处理事件的函数。可为函数名称或匿名函数。</text:p>
      <text:p text:style-name="P24"><text:line-break/><text:span text:style-name="T19">返回值</text:span></text:p>
      <text:p text:style-name="P17">呼叫此方法的元素。</text:p>
      <text:p text:style-name="P25">呼叫范例</text:p>
      <text:p text:style-name="P18">$("container").addEvent("click", getListing);</text:p>
      <text:p text:style-name="P18">$("container").addEvent("click", function () {<text:line-break/><text:tab/> alert("Hello darling!");<text:line-break/> });</text:p>
      <text:h text:style-name="Heading_20_2" text:outline-level="2"><text:line-break/>removeEvent(evt, func)</text:h>
      <text:p text:style-name="P17">为当前元素撤除一个事件处理器。只适用于函数引用而非匿名函数。</text:p>
      <text:p text:style-name="P19">参数</text:p>
      <text:p text:style-name="P9">evt</text:p>
      <text:p text:style-name="P2"><text:span text:style-name="T19">被撤除的事件。用字串定义，并省却</text:span> "on" <text:span text:style-name="T19">前缀。</text:span></text:p>
      <text:p text:style-name="P5"><text:line-break/><text:span text:style-name="T23">func</text:span></text:p>
      <text:p text:style-name="P3">撤除的事件处理器函数名称。</text:p>
      <text:p text:style-name="P24"><text:line-break/><text:span text:style-name="T19">返回值</text:span></text:p>
      <text:p text:style-name="P17">呼叫此方法的元素。</text:p>
      <text:p text:style-name="P25"><text:soft-page-break/>呼叫范例</text:p>
      <text:p text:style-name="P18">$("container").removeEvent("click", getListing);</text:p>
      <text:h text:style-name="Heading_20_2" text:outline-level="2"><text:line-break/>preventDefault(evt)</text:h>
      <text:p text:style-name="P17">防止事件的默认动作。可从任何函数呼叫，但它并不是元素的方法。</text:p>
      <text:p text:style-name="P19">参数</text:p>
      <text:p text:style-name="P9">evt</text:p>
      <text:p text:style-name="P3">被防止默认动作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preventDefault(eventReference);</text:p>
      <text:h text:style-name="Heading_20_2" text:outline-level="2"><text:line-break/>cancelBubble(evt)</text:h>
      <text:p text:style-name="P17">取消事件冒泡。可从任何函数呼叫，但它并不是元素的方法。</text:p>
      <text:p text:style-name="P19">参数</text:p>
      <text:p text:style-name="P9">evt</text:p>
      <text:p text:style-name="P3">被取消冒泡的事件。</text:p>
      <text:p text:style-name="P24"><text:line-break/><text:span text:style-name="T19">返回值</text:span></text:p>
      <text:p text:style-name="P17">无。</text:p>
      <text:p text:style-name="P25">呼叫范例</text:p>
      <text:p text:style-name="P18">DOMAssistant.cancelBubble(eventReference);</text:p>
      <text:p text:style-name="P18"/>
      <text:h text:style-name="P31" text:outline-level="1"><text:soft-page-break/>DOMAssistantLoad<text:span text:style-name="T19"> 模块</text:span></text:h>
      <text:p text:style-name="P20"><text:span text:style-name="T2">DOMAssistantLoad </text:span><text:span text:style-name="T3">模块让您可以在页面 DOM 加载完成后回调函数，而不需要等待图像及其他外联内容加载。</text:span><text:span text:style-name="T2"> </text:span><text:span text:style-name="T3">灵感取自 </text:span><text:span text:style-name="T2">Dean Edwards</text:span><text:span text:style-name="T3">、</text:span><text:span text:style-name="T2">Matthias Miller </text:span><text:span text:style-name="T3">与 </text:span><text:span text:style-name="T2">John Resig</text:span><text:span text:style-name="T3"> 的</text:span><text:span text:style-name="T2"> </text:span><text:a xlink:type="simple" xlink:href="http://dean.edwards.name/weblog/2006/06/again/"><text:span text:style-name="T10">window.onload (again)</text:span></text:a><text:span text:style-name="T2">.</text:span></text:p>
      <text:h text:style-name="Heading_20_2" text:outline-level="2"><text:line-break/>DOMReady()</text:h>
      <text:p text:style-name="P14"><text:span text:style-name="T19">在页面设定</text:span> DOMReady <text:span text:style-name="T19">方法并传入函数名称，让页面 </text:span>DOM 加载<text:span text:style-name="T19">完成后开始执行。</text:span></text:p>
      <text:p text:style-name="P19">参数</text:p>
      <text:p text:style-name="P17">传入无限量函数引用、匿名函数、或函数和参数形成的字串。</text:p>
      <text:p text:style-name="P25">返回值</text:p>
      <text:p text:style-name="P17">无。</text:p>
      <text:p text:style-name="P25">呼叫范例</text:p>
      <text:p text:style-name="P18">DOMAssistant.DOMReady(myFunc);</text:p>
      <text:p text:style-name="P18">DOMAssistant.DOMReady("myFunc('Some text')");</text:p>
      <text:p text:style-name="P18">DOMAssistant.DOMReady(myFunc, "anotherFunction()");</text:p>
      <text:p text:style-name="P18">DOMAssistant.DOMReady(myFunc, function() {<text:line-break/><text:tab/> // <text:span text:style-name="T19">执行戏法</text:span> <text:line-break/>});</text:p>
      <text:h text:style-name="Heading_20_2" text:outline-level="2"><text:line-break/><text:span text:style-name="T19">setErrorHandling</text:span>()</text:h>
      <text:p text:style-name="P15">处理呼叫 DOMReady 时可能出现的错误。</text:p>
      <text:p text:style-name="P19">参数</text:p>
      <text:p text:style-name="P17">传入一个函数引用。</text:p>
      <text:p text:style-name="P25"><text:soft-page-break/>返回值</text:p>
      <text:p text:style-name="P17">无。</text:p>
      <text:p text:style-name="P25">呼叫范例</text:p>
      <text:p text:style-name="P18"><text:span text:style-name="T19">DOMAssistant.DOMLoad.setErrorHandling</text:span>( <text:span text:style-name="T19">function(e) {<text:line-break/><text:tab/> // e 为错误对象</text:span> <text:line-break/>});</text:p>
      <text:p text:style-name="P18"/>
      <text:h text:style-name="P31" text:outline-level="1"><text:span text:style-name="T25">支援的</text:span><text:span text:style-name="T24"> CSS </text:span><text:span text:style-name="T25">选择符</text:span> <text:span text:style-name="T31">(CSS1</text:span><text:span text:style-name="T32">、</text:span><text:span text:style-name="T31">CSS2</text:span><text:span text:style-name="T32">、</text:span><text:span text:style-name="T31">CSS3)</text:span></text:h>
      <text:p text:style-name="P14">DOMAssistant <text:span text:style-name="T19">核心模块的</text:span> $ <text:span text:style-name="T19">方法支援使用</text:span> CSS <text:span text:style-name="T19">选择符来取得一个或多个元素的引用。 CSS 1、CSS 2 和 CSS 3</text:span> <text:span text:style-name="T19">规范里主要的选择符都可使用，并拥有与 </text:span>CSS <text:span text:style-name="T19">文件同样的语法。</text:span></text:p>
      <text:p text:style-name="P14"><text:span text:style-name="T19">想深入了解</text:span> CSS <text:span text:style-name="T19">选择符和它们的使用法，可参考</text:span> <text:a xlink:type="simple" xlink:href="http://www.456bereastreet.com/archive/200509/css_21_selectors_part_1/">CSS 2.1 </text:a><text:a xlink:type="simple" xlink:href="http://www.456bereastreet.com/archive/200509/css_21_selectors_part_1/"><text:span text:style-name="T19">选择符</text:span></text:a> <text:span text:style-name="T19">和</text:span> <text:a xlink:type="simple" xlink:href="http://www.456bereastreet.com/archive/200601/css_3_selectors_explained/">CSS 3 </text:a><text:a xlink:type="simple" xlink:href="http://www.456bereastreet.com/archive/200601/css_3_selectors_explained/"><text:span text:style-name="T19">选择符阐述</text:span></text:a>.</text:p>
      <text:p text:style-name="Standard"><text:line-break/><text:span text:style-name="T18">可用的</text:span><text:span text:style-name="T17"> CSS </text:span><text:span text:style-name="T18">选择符</text:span></text:p>
      <text:p text:style-name="P23"><text:line-break/>#container</text:p>
      <text:p text:style-name="P23"><text:s text:c="4"/><text:span text:style-name="T19">获取</text:span> id <text:span text:style-name="T19">为 "</text:span>container<text:span text:style-name="T19">" 的元素。</text:span></text:p>
      <text:p text:style-name="P23">.item</text:p>
      <text:p text:style-name="P23"><text:s text:c="4"/><text:span text:style-name="T19">获取所有类为</text:span> "item"<text:span text:style-name="T19"> 的元素。</text:span></text:p>
      <text:p text:style-name="P23">#container.item</text:p>
      <text:p text:style-name="P23"><text:s text:c="4"/><text:span text:style-name="T19">获取 </text:span>id <text:span text:style-name="T19">为 "</text:span>container<text:span text:style-name="T19">"</text:span>，与此同时<text:span text:style-name="T19">类为 "item" 的元素。</text:span></text:p>
      <text:p text:style-name="P23">p.info.error</text:p>
      <text:p text:style-name="P23"><text:s text:c="4"/><text:span text:style-name="T19">获取所有具备 "info" 类和 "item" 类的</text:span> P <text:span text:style-name="T19">元素。</text:span></text:p>
      <text:p text:style-name="P23">div p</text:p>
      <text:p text:style-name="P23"><text:soft-page-break/><text:s text:c="4"/><text:span text:style-name="T19">获取所有是 DIV 元素后代的</text:span> P <text:span text:style-name="T19">元素。</text:span></text:p>
      <text:p text:style-name="P23">div &gt; p</text:p>
      <text:p text:style-name="P23"><text:s text:c="4"/><text:span text:style-name="T19">获取所有是 DIV 元素直属后代的</text:span> P <text:span text:style-name="T19">元素。</text:span></text:p>
      <text:p text:style-name="P23">div + p</text:p>
      <text:p text:style-name="P23"><text:s text:c="4"/><text:span text:style-name="T19">获取所有直属前驱兄弟是 DIV 元素的</text:span> P <text:span text:style-name="T19">元素。</text:span></text:p>
      <text:p text:style-name="P23">div ~ p</text:p>
      <text:p text:style-name="P23"><text:s text:c="4"/><text:span text:style-name="T19">获取所有是 DIV 元素后继兄弟的</text:span> P <text:span text:style-name="T19">元素。（不一定直属）</text:span></text:p>
      <text:p text:style-name="P23">div[id]</text:p>
      <text:p text:style-name="P23"><text:s text:c="4"/><text:span text:style-name="T19">获取所有拥有 id 属性的</text:span> DIV <text:span text:style-name="T19">元素。</text:span></text:p>
      <text:p text:style-name="P23">div[id=container]</text:p>
      <text:p text:style-name="P23"><text:s text:c="4"/><text:span text:style-name="T19">获取所有 id 属性值为 "container" 的</text:span> DIV <text:span text:style-name="T19">元素。</text:span></text:p>
      <text:p text:style-name="P23">input[type=text][value=Yes]</text:p>
      <text:p text:style-name="P23"><text:s text:c="4"/><text:span text:style-name="T19">获取所有 type 属性值为 "text" 和 value 属性值为 "Yes" 的</text:span> INPUT <text:span text:style-name="T19">元素。</text:span></text:p>
      <text:p text:style-name="P23">div[id^=empt]</text:p>
      <text:p text:style-name="P23"><text:s text:c="4"/><text:span text:style-name="T19">获取所有 id 属性值开头为 "empt" 的</text:span> DIV <text:span text:style-name="T19">元素。</text:span></text:p>
      <text:p text:style-name="P23">div[id$=parent]</text:p>
      <text:p text:style-name="P23"><text:s text:c="4"/><text:span text:style-name="T19">获取所有 id 属性值结尾为 "parent" 的</text:span> DIV <text:span text:style-name="T19">元素。</text:span></text:p>
      <text:p text:style-name="P23">div[id*=mpt]</text:p>
      <text:p text:style-name="P23"><text:s text:c="4"/><text:span text:style-name="T19">获取所有 id 属性值包含 "mpt" 字串的</text:span> DIV <text:span text:style-name="T19">元素。</text:span></text:p>
      <text:p text:style-name="P23">div[foo~=bar]</text:p>
      <text:p text:style-name="P23"><text:s text:c="4"/><text:span text:style-name="T19">获取所有 foo 属性值是一个以空格分割的列表，且其中之一为 "bar" 的</text:span> DIV <text:span text:style-name="T19">元素。</text:span></text:p>
      <text:p text:style-name="P23"><text:soft-page-break/>div[<text:span text:style-name="T19">lang|=zh</text:span>]</text:p>
      <text:p text:style-name="P23"><text:s text:c="4"/><text:span text:style-name="T19">获取所有 lang 属性值是一个以连字号分割的列表，并且以 "zh" 开头</text:span>的 DIV <text:span text:style-name="T19">元素。</text:span></text:p>
      <text:p text:style-name="P23">div:first-child</text:p>
      <text:p text:style-name="P23"><text:s text:c="4"/><text:span text:style-name="T19">获取所有身为第一个子元素的</text:span> DIV<text:span text:style-name="T19">。</text:span></text:p>
      <text:p text:style-name="P23">div:last-child</text:p>
      <text:p text:style-name="P23"><text:s text:c="4"/><text:span text:style-name="T19">获取所有身为最后一个子元素的</text:span> DIV<text:span text:style-name="T19">。</text:span></text:p>
      <text:p text:style-name="P23">div:only-child</text:p>
      <text:p text:style-name="P23"><text:s text:c="4"/><text:span text:style-name="T19">获取所有身为唯一子元素的</text:span> DIV<text:span text:style-name="T19">。</text:span></text:p>
      <text:p text:style-name="P23">div#container p:first-of-type</text:p>
      <text:p text:style-name="P23"><text:s text:c="4"/><text:span text:style-name="T19">获取 id 值为 "container" 的 DIV 元素的后代， 而其必须是第一个 P 类型子元素。</text:span></text:p>
      <text:p text:style-name="P23">p:last-of-type</text:p>
      <text:p text:style-name="P23"><text:s text:c="4"/><text:span text:style-name="T19">获取所有身为最后一个</text:span> P 类型的子<text:span text:style-name="T19">元素。</text:span></text:p>
      <text:p text:style-name="P23">p:only-of-type</text:p>
      <text:p text:style-name="P23"><text:s text:c="4"/><text:span text:style-name="T19">获取所有身为唯一</text:span> P 类型子<text:span text:style-name="T19">元素的元素。</text:span></text:p>
      <text:p text:style-name="P23">p:nth-of-type(7)</text:p>
      <text:p text:style-name="P23"><text:s text:c="4"/><text:span text:style-name="T19">获取为第七个</text:span> P 类型子<text:span text:style-name="T19">元素的元素。</text:span></text:p>
      <text:p text:style-name="P23">div:empty</text:p>
      <text:p text:style-name="P23"><text:s text:c="4"/><text:span text:style-name="T19">获取完全空的 </text:span>DIV <text:span text:style-name="T19">元素 （包括文字节点）。</text:span></text:p>
      <text:p text:style-name="P23">div:not([id=container])</text:p>
      <text:p text:style-name="P23"><text:s text:c="4"/><text:span text:style-name="T19">获取所有 id 属性值不是</text:span> <text:span text:style-name="T19">"container"</text:span> <text:span text:style-name="T19">的 </text:span>DIV <text:span text:style-name="T19">元素</text:span>.</text:p>
      <text:p text:style-name="P23">div:nth-child(3)</text:p>
      <text:p text:style-name="P23"><text:soft-page-break/><text:s text:c="4"/><text:span text:style-name="T19">获取为第三个</text:span>子<text:span text:style-name="T19">元素的 DIV 元素。</text:span></text:p>
      <text:p text:style-name="P23">div:nth-child(odd)</text:p>
      <text:p text:style-name="P23"><text:s text:c="4"/><text:span text:style-name="T19">获取所有</text:span> <text:span text:style-name="T19">DIV 元素集中序数为奇数的元素。</text:span></text:p>
      <text:p text:style-name="P23">div:nth-child(even)</text:p>
      <text:p text:style-name="P23"><text:s text:c="4"/><text:span text:style-name="T19">获取所有</text:span> <text:span text:style-name="T19">DIV 元素集中序数为偶数的元素。</text:span></text:p>
      <text:p text:style-name="P23">div:nth-child(5n+3)</text:p>
      <text:p text:style-name="P23"><text:s text:c="4"/><text:span text:style-name="T19">从第三个 DIV 子元素开始，获取所有 DIV 元素集中序数为 (5n+3) 的元素（3, 8, 13, 18 等等）。</text:span></text:p>
      <text:p text:style-name="P23">input:enabled</text:p>
      <text:p text:style-name="P23"><text:s text:c="4"/><text:span text:style-name="T19">获取所有可用的</text:span> INPUT <text:span text:style-name="T19">元素。</text:span></text:p>
      <text:p text:style-name="P23">input:disabled</text:p>
      <text:p text:style-name="P23"><text:s text:c="4"/><text:span text:style-name="T19">获取所有禁用的</text:span> INPUT <text:span text:style-name="T19">元素。</text:span></text:p>
      <text:p text:style-name="P23">input:checked</text:p>
      <text:p text:style-name="P23"><text:s text:c="4"/><text:span text:style-name="T19">获取所有选中的</text:span> INPUT <text:span text:style-name="T19">元素。</text:span></text:p>
      <text:p text:style-name="P23">div:lang(zh)</text:p>
      <text:p text:style-name="P23"><text:s text:c="4"/><text:span text:style-name="T19">获取所有中文内容的</text:span> DIV <text:span text:style-name="T19">元素。</text:span></text:p>
      <text:p text:style-name="P23">p, a</text:p>
      <text:p text:style-name="P23"><text:s text:c="4"/><text:span text:style-name="T19">获取所有</text:span> <text:span text:style-name="T19">P</text:span> <text:span text:style-name="T19">元素与 A 元素。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LucidaGrande" svg:font-family="LucidaGrande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1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2402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5</text:page-number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DOMAssistant Documentation (Simplified Chinese)</dc:title>
    <dc:description>Original documentation by Robert Nyman
Chinese translation by Lim Cheng Hong
(c) 2008 DOMAssistant
</dc:description>
    <dc:subject>DOMAssistant</dc:subject>
    <meta:creation-date>2008-02-18T22:26:45</meta:creation-date>
    <dc:creator>ChengHong Lim</dc:creator>
    <dc:date>2008-03-30T10:02:14</dc:date>
    <meta:keyword>DOMAssistant</meta:keyword>
    <meta:keyword>Javascript</meta:keyword>
    <meta:keyword>Chinese</meta:keyword>
    <meta:editing-cycles>213</meta:editing-cycles>
    <meta:editing-duration>PT14H47M52S</meta:editing-duration>
    <meta:user-defined meta:name="Author">Robert Nyman</meta:user-defined>
    <meta:user-defined meta:name="Translator">Lim Cheng Hong</meta:user-defined>
    <meta:user-defined meta:name="Info 3"/>
    <meta:user-defined meta:name="Info 4"/>
    <meta:document-statistic meta:table-count="0" meta:image-count="1" meta:object-count="0" meta:page-count="25" meta:paragraph-count="477" meta:word-count="2495" meta:character-count="10107"/>
  </office:meta>
</office:document-meta>
</file>